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A57000006CAB20402E7.png"/>
  <manifest:file-entry manifest:media-type="image/png" manifest:full-path="Pictures/100002010000027700000277F282AE41.png"/>
  <manifest:file-entry manifest:media-type="image/png" manifest:full-path="Pictures/10000201000004150000039719FBDC77.png"/>
  <manifest:file-entry manifest:media-type="image/png" manifest:full-path="Pictures/100002010000039C0000042173D1DA15.png"/>
  <manifest:file-entry manifest:media-type="image/png" manifest:full-path="Pictures/1000020100000357000006144DAA4B60.png"/>
  <manifest:file-entry manifest:media-type="image/png" manifest:full-path="Pictures/10000201000007AB000005DDA91D171B.png"/>
  <manifest:file-entry manifest:media-type="image/png" manifest:full-path="Pictures/10000201000002C60000035F48015464.png"/>
  <manifest:file-entry manifest:media-type="image/png" manifest:full-path="Pictures/100002010000031A000007BBC98E16C3.png"/>
  <manifest:file-entry manifest:media-type="image/png" manifest:full-path="Pictures/10000201000004C9000003808327B696.png"/>
  <manifest:file-entry manifest:media-type="image/png" manifest:full-path="Pictures/1000020100000370000003CE4B33BC54.png"/>
  <manifest:file-entry manifest:media-type="image/png" manifest:full-path="Pictures/1000020100000305000002C4185CD9BB.png"/>
  <manifest:file-entry manifest:media-type="image/png" manifest:full-path="Pictures/1000020100000A0F0000065C0450B013.png"/>
  <manifest:file-entry manifest:media-type="image/png" manifest:full-path="Pictures/10000201000004ED00000487EE126894.png"/>
  <manifest:file-entry manifest:media-type="image/png" manifest:full-path="Pictures/1000020100000631000007A942FE85F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701cm" svg:height="16.701cm" draw:z-index="0"><draw:image xlink:href="Pictures/100002010000027700000277F282AE41.png" xlink:type="simple" xlink:show="embed" xlink:actuate="onLoad"/></draw:frame></text:p>
      <text:p text:style-name="Standard"/>
      <text:p text:style-name="Standard"><draw:frame draw:style-name="fr2" draw:name="gráficos2" text:anchor-type="paragraph" svg:x="0.3cm" svg:y="-0.116cm" svg:width="17cm" svg:height="15.57cm" draw:z-index="1"><draw:image xlink:href="Pictures/1000020100000305000002C4185CD9BB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3" text:anchor-type="paragraph" svg:x="0cm" svg:y="0.116cm" svg:width="17cm" svg:height="20.664cm" draw:z-index="2"><draw:image xlink:href="Pictures/10000201000002C60000035F48015464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4" text:anchor-type="paragraph" svg:x="0.526cm" svg:y="-1.815cm" svg:width="16.32cm" svg:height="29.7cm" draw:z-index="3"><draw:image xlink:href="Pictures/1000020100000357000006144DAA4B60.png" xlink:type="simple" xlink:show="embed" xlink:actuate="onLoad"/></draw:frame><text:soft-page-break/></text:p>
      <text:p text:style-name="Standard"><text:soft-page-break/></text:p>
      <text:p text:style-name="Standard"><draw:frame draw:style-name="fr2" draw:name="gráficos5" text:anchor-type="paragraph" svg:x="0.132cm" svg:y="0.27cm" svg:width="17cm" svg:height="18.815cm" draw:z-index="4"><draw:image xlink:href="Pictures/1000020100000370000003CE4B33BC5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6" text:anchor-type="paragraph" svg:x="-0.079cm" svg:y="-0.067cm" svg:width="17cm" svg:height="19.447cm" draw:z-index="5"><draw:image xlink:href="Pictures/100002010000039C0000042173D1DA1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7" text:anchor-type="paragraph" svg:x="-1.736cm" svg:y="0.169cm" svg:width="20.443cm" svg:height="15.251cm" draw:z-index="6"><draw:image xlink:href="Pictures/10000201000004C9000003808327B69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8" text:anchor-type="paragraph" svg:x="-1.852cm" svg:y="0.127cm" svg:width="20.812cm" svg:height="25.749cm" draw:z-index="13"><draw:image xlink:href="Pictures/1000020100000631000007A942FE85FA.png" xlink:type="simple" xlink:show="embed" xlink:actuate="onLoad"/></draw:frame><text:soft-page-break/></text:p>
      <text:p text:style-name="Standard"><text:soft-page-break/></text:p>
      <text:p text:style-name="Standard"><draw:frame draw:style-name="fr3" draw:name="gráficos9" text:anchor-type="paragraph" svg:width="17cm" svg:height="15.625cm" draw:z-index="7"><draw:image xlink:href="Pictures/10000201000004ED00000487EE12689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3" draw:name="gráficos10" text:anchor-type="paragraph" svg:width="17cm" svg:height="14.951cm" draw:z-index="8"><draw:image xlink:href="Pictures/10000201000004150000039719FBDC77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gráficos11" text:anchor-type="paragraph" svg:x="-1.432cm" svg:y="-0.005cm" svg:width="20.075cm" svg:height="15.349cm" draw:z-index="9"><draw:image xlink:href="Pictures/10000201000007AB000005DDA91D171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gráficos12" text:anchor-type="paragraph" svg:x="-2cm" svg:y="0.661cm" svg:width="20.828cm" svg:height="13.109cm" draw:z-index="10"><draw:image xlink:href="Pictures/1000020100000A0F0000065C0450B01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gráficos13" text:anchor-type="paragraph" svg:x="-2cm" svg:y="0cm" svg:width="21.001cm" svg:height="13.788cm" draw:z-index="11"><draw:image xlink:href="Pictures/1000020100000A57000006CAB20402E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gráficos14" text:anchor-type="paragraph" svg:width="11.915cm" svg:height="29.7cm" draw:z-index="12"><draw:image xlink:href="Pictures/100002010000031A000007BBC98E16C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i r</meta:initial-creator>
    <meta:creation-date>2024-09-23T09:09:51.06</meta:creation-date>
    <dc:date>2024-09-23T09:51:27.09</dc:date>
    <dc:creator>jordi r</dc:creator>
    <meta:editing-duration>PT41M35S</meta:editing-duration>
    <meta:editing-cycles>3</meta:editing-cycles>
    <meta:generator>OpenOffice/4.1.14$Win32 OpenOffice.org_project/4114m1$Build-9811</meta:generator>
    <meta:document-statistic meta:table-count="0" meta:image-count="14" meta:object-count="0" meta:page-count="14" meta:paragraph-count="0" meta:word-count="0" meta:character-count="0"/>
  </office:meta>
</office:document-meta>
</file>